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2-title">
      <style:graphic-properties fo:min-height="5.75cm"/>
    </style:style>
    <style:style style:name="pr6" style:family="presentation" style:parent-style-name="Midnightblue2-outline1">
      <style:graphic-properties fo:min-height="5.75cm"/>
    </style:style>
    <style:style style:name="pr7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7cm" svg:height="2.663cm" svg:x="0.5cm" svg:y="0.337cm" presentation:class="title" presentation:user-transformed="true">
          <draw:text-box>
            <text:p><text:span text:style-name="T1">Μεσοαστρικό</text:span> αέριο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Αποτελεί το καύσιμο ενός γαλαξία στη παραγωγή νέων αστέρων</text:p>
              </text:list-item>
              <text:list-item>
                <text:p>Εμπλουτίζεται με βαρύτερα στοιχεία μέσω της αστρικής εξέλιξης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Φυσικα Χαρακτηριστικά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Πυκνότητα 10<text:span text:style-name="T2">-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1T1">
        <office:forms form:automatic-focus="false" form:apply-design-mode="false"/>
        <draw:frame presentation:style-name="pr5" draw:layer="layout" svg:width="13cm" svg:height="6cm" svg:x="7.5cm" svg:y="7.5cm" presentation:class="title" presentation:placeholder="true">
          <draw:text-box/>
        </draw:frame>
        <draw:frame presentation:style-name="pr6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8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-title" draw:layer="backgroundobjects" svg:width="14cm" svg:height="1.5cm" svg:x="13.5cm" svg:y="0.5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6:39:15.050718544</meta:creation-date>
    <meta:editing-duration>PT9M28S</meta:editing-duration>
    <meta:editing-cycles>3</meta:editing-cycles>
    <meta:generator>LibreOffice/5.3.1.2$Linux_X86_64 LibreOffice_project/30m0$Build-2</meta:generator>
    <dc:date>2017-06-26T16:48:41.643624255</dc:date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